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2b534" officeooo:paragraph-rsid="0012b53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4a66c" officeooo:paragraph-rsid="0014a66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42f5a" officeooo:paragraph-rsid="00142f5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664f" officeooo:paragraph-rsid="0015664f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Ubuntu" fo:font-size="14pt" officeooo:rsid="00180507" officeooo:paragraph-rsid="00180507" style:font-size-asian="14pt" style:font-size-complex="14pt"/>
    </style:style>
    <style:style style:name="P7" style:family="paragraph" style:parent-style-name="Text_20_body">
      <style:paragraph-properties fo:line-height="150%"/>
      <style:text-properties style:font-name="Ubuntu" fo:font-size="14pt" officeooo:rsid="001a380e" officeooo:paragraph-rsid="001a380e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Ubuntu" fo:font-size="14pt" officeooo:rsid="001d0b3d" officeooo:paragraph-rsid="001d0b3d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Ubuntu" fo:font-size="14pt" officeooo:rsid="00214c6e" officeooo:paragraph-rsid="00214c6e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142f5a" officeooo:paragraph-rsid="00142f5a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/>
      <style:text-properties style:font-name="Ubuntu" fo:font-size="14pt" fo:font-weight="bold" officeooo:rsid="0016625a" officeooo:paragraph-rsid="0016625a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/>
      <style:text-properties style:font-name="Ubuntu" fo:font-size="14pt" fo:font-weight="bold" officeooo:rsid="00214c6e" officeooo:paragraph-rsid="00214c6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Ubuntu" fo:font-size="14pt" officeooo:rsid="0015664f" officeooo:paragraph-rsid="0015664f" fo:background-color="#dddddd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Ubuntu" fo:font-size="14pt" officeooo:rsid="001d0b3d" officeooo:paragraph-rsid="001d0b3d" fo:background-color="#dddddd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Ubuntu" fo:font-size="14pt" officeooo:rsid="001c872a" officeooo:paragraph-rsid="001c872a" fo:background-color="#dddddd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Ubuntu" fo:font-size="14pt" fo:font-weight="normal" officeooo:rsid="0028b0ec" officeooo:paragraph-rsid="002ad421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line-height="150%"/>
      <style:text-properties style:font-name="Ubuntu" fo:font-size="14pt" fo:font-weight="normal" officeooo:rsid="0028b0ec" officeooo:paragraph-rsid="003af582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50%"/>
      <style:text-properties style:font-name="Ubuntu" fo:font-size="14pt" fo:font-weight="normal" officeooo:rsid="003444f7" officeooo:paragraph-rsid="003444f7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50%"/>
      <style:text-properties style:font-name="Ubuntu" fo:font-size="14pt" fo:font-weight="normal" officeooo:rsid="00375513" officeooo:paragraph-rsid="00375513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/>
      <style:text-properties style:font-name="Ubuntu" fo:font-size="14pt" fo:font-weight="normal" officeooo:rsid="0037cbf2" officeooo:paragraph-rsid="0037cbf2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/>
      <style:text-properties style:font-name="Ubuntu" fo:font-size="14pt" fo:font-weight="normal" officeooo:rsid="003bc0ff" officeooo:paragraph-rsid="003bc0ff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/>
      <style:text-properties style:font-name="Ubuntu" fo:font-size="14pt" fo:font-weight="normal" officeooo:rsid="003fa644" officeooo:paragraph-rsid="003fa644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50%"/>
      <style:text-properties style:font-name="Ubuntu" fo:font-size="14pt" fo:font-weight="normal" officeooo:rsid="00375513" officeooo:paragraph-rsid="00375513" fo:background-color="#dddddd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line-height="150%"/>
      <style:text-properties style:font-name="Ubuntu" fo:font-size="14pt" fo:font-weight="normal" officeooo:rsid="003d1eab" officeooo:paragraph-rsid="003d1eab" fo:background-color="#dddddd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50%"/>
      <style:text-properties style:font-name="Ubuntu" fo:font-size="14pt" fo:font-weight="normal" officeooo:rsid="003fa644" officeooo:paragraph-rsid="003fa644" fo:background-color="#dddddd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50%"/>
      <style:text-properties officeooo:rsid="0046b98a" officeooo:paragraph-rsid="0047bb17"/>
    </style:style>
    <style:style style:name="P27" style:family="paragraph" style:parent-style-name="Text_20_body">
      <style:paragraph-properties fo:line-height="150%"/>
      <style:text-properties officeooo:rsid="0047bb17" officeooo:paragraph-rsid="0047bb17"/>
    </style:style>
    <style:style style:name="P28" style:family="paragraph" style:parent-style-name="Text_20_body">
      <style:paragraph-properties fo:line-height="150%"/>
      <style:text-properties style:font-name="Ubuntu" fo:font-size="14pt" fo:font-weight="normal" officeooo:rsid="004d0e15" officeooo:paragraph-rsid="004d0e15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50%"/>
      <style:text-properties style:font-name="Ubuntu" fo:font-size="14pt" officeooo:paragraph-rsid="00447e3b" style:font-size-asian="14pt" style:font-size-complex="14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2" style:family="paragraph" style:parent-style-name="Heading_20_3">
      <style:paragraph-properties fo:line-height="150%"/>
      <style:text-properties style:font-name="Ubuntu" fo:font-size="14pt" fo:font-weight="normal" officeooo:rsid="00142f5a" officeooo:paragraph-rsid="0016625a" style:font-size-asian="14pt" style:font-weight-asian="normal" style:font-size-complex="14pt" style:font-weight-complex="normal"/>
    </style:style>
    <style:style style:name="P33" style:family="paragraph" style:parent-style-name="Heading_20_3">
      <style:paragraph-properties fo:line-height="150%"/>
      <style:text-properties style:font-name="Ubuntu" fo:font-size="14pt" fo:font-weight="normal" officeooo:paragraph-rsid="00157590" style:font-size-asian="14pt" style:font-weight-asian="normal" style:font-size-complex="14pt" style:font-weight-complex="normal"/>
    </style:style>
    <style:style style:name="P34" style:family="paragraph" style:parent-style-name="Heading_20_3">
      <style:paragraph-properties fo:line-height="150%"/>
      <style:text-properties style:font-name="Ubuntu" fo:font-size="14pt" fo:font-weight="normal" officeooo:rsid="00214c6e" officeooo:paragraph-rsid="00214c6e" style:font-size-asian="14pt" style:font-weight-asian="normal" style:font-size-complex="14pt" style:font-weight-complex="normal"/>
    </style:style>
    <style:style style:name="P35" style:family="paragraph" style:parent-style-name="Heading_20_3">
      <style:paragraph-properties fo:line-height="150%"/>
      <style:text-properties style:font-name="Ubuntu" fo:font-size="14pt" fo:font-weight="normal" officeooo:rsid="00214c6e" officeooo:paragraph-rsid="00447e3b" style:font-size-asian="14pt" style:font-weight-asian="normal" style:font-size-complex="14pt" style:font-weight-complex="normal"/>
    </style:style>
    <style:style style:name="P36" style:family="paragraph" style:parent-style-name="Heading_20_3">
      <style:paragraph-properties fo:line-height="150%"/>
      <style:text-properties style:font-name="Ubuntu" fo:font-size="14pt" fo:font-weight="normal" officeooo:rsid="004613ef" officeooo:paragraph-rsid="004613ef" style:font-name-asian="Noto Sans CJK SC" style:font-size-asian="14pt" style:font-weight-asian="normal" style:font-name-complex="Lohit Devanagari1" style:font-size-complex="14pt" style:font-weight-complex="normal"/>
    </style:style>
    <style:style style:name="P37" style:family="paragraph" style:parent-style-name="Heading_20_3">
      <style:paragraph-properties fo:line-height="150%"/>
      <style:text-properties style:font-name="Ubuntu"/>
    </style:style>
    <style:style style:name="P38" style:family="paragraph" style:parent-style-name="Heading_20_3">
      <style:paragraph-properties fo:line-height="150%"/>
      <style:text-properties style:font-name="Ubuntu" officeooo:paragraph-rsid="00157590"/>
    </style:style>
    <style:style style:name="T1" style:family="text">
      <style:text-properties officeooo:rsid="0014a66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7590" style:font-weight-asian="normal" style:font-weight-complex="normal"/>
    </style:style>
    <style:style style:name="T4" style:family="text">
      <style:text-properties fo:font-size="14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5" style:family="text">
      <style:text-properties fo:font-size="14pt" fo:font-weight="normal" officeooo:rsid="0015664f" style:font-name-asian="Noto Sans CJK SC" style:font-size-asian="14pt" style:font-weight-asian="normal" style:font-name-complex="Lohit Devanagari1" style:font-size-complex="14pt" style:font-weight-complex="normal"/>
    </style:style>
    <style:style style:name="T6" style:family="text">
      <style:text-properties fo:font-size="14pt" fo:font-weight="normal" officeooo:rsid="00157590" style:font-name-asian="Noto Sans CJK SC" style:font-size-asian="14pt" style:font-weight-asian="normal" style:font-name-complex="Lohit Devanagari1" style:font-size-complex="14pt" style:font-weight-complex="normal"/>
    </style:style>
    <style:style style:name="T7" style:family="text">
      <style:text-properties officeooo:rsid="0018d6bc"/>
    </style:style>
    <style:style style:name="T8" style:family="text">
      <style:text-properties officeooo:rsid="0019275a"/>
    </style:style>
    <style:style style:name="T9" style:family="text">
      <style:text-properties officeooo:rsid="001d0b3d"/>
    </style:style>
    <style:style style:name="T10" style:family="text">
      <style:text-properties officeooo:rsid="00367a86"/>
    </style:style>
    <style:style style:name="T11" style:family="text">
      <style:text-properties officeooo:rsid="003af582"/>
    </style:style>
    <style:style style:name="T12" style:family="text">
      <style:text-properties style:font-name="Ubuntu" fo:font-size="14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13" style:family="text">
      <style:text-properties style:font-name="Ubuntu" fo:font-size="14pt" fo:font-weight="normal" officeooo:rsid="004613ef" style:font-name-asian="Noto Sans CJK SC" style:font-size-asian="14pt" style:font-weight-asian="normal" style:font-name-complex="Lohit Devanagari1" style:font-size-complex="14pt" style:font-weight-complex="normal"/>
    </style:style>
    <style:style style:name="T14" style:family="text">
      <style:text-properties style:font-name="Ubuntu" fo:font-size="14pt" fo:font-weight="normal" officeooo:rsid="0047449e" style:font-name-asian="Noto Sans CJK SC" style:font-size-asian="14pt" style:font-weight-asian="normal" style:font-name-complex="Lohit Devanagari1" style:font-size-complex="14pt" style:font-weight-complex="normal"/>
    </style:style>
    <style:style style:name="T15" style:family="text">
      <style:text-properties style:font-name="Ubuntu" fo:font-size="14pt" fo:font-weight="bold" officeooo:rsid="004613ef" style:font-name-asian="Noto Sans CJK SC" style:font-size-asian="14pt" style:font-weight-asian="bold" style:font-name-complex="Lohit Devanagari1" style:font-size-complex="14pt" style:font-weight-complex="bold"/>
    </style:style>
    <style:style style:name="T16" style:family="text">
      <style:text-properties style:font-name="Ubuntu" fo:font-size="14pt" fo:font-weight="bold" officeooo:rsid="0047449e" style:font-name-asian="Noto Sans CJK SC" style:font-size-asian="14pt" style:font-weight-asian="bold" style:font-name-complex="Lohit Devanagari1" style:font-size-complex="14pt" style:font-weight-complex="bold"/>
    </style:style>
    <style:style style:name="T17" style:family="text">
      <style:text-properties officeooo:rsid="003d1eab"/>
    </style:style>
    <style:style style:name="T18" style:family="text">
      <style:text-properties officeooo:rsid="00408686"/>
    </style:style>
    <style:style style:name="T19" style:family="text">
      <style:text-properties officeooo:rsid="0040f7c4"/>
    </style:style>
    <style:style style:name="T20" style:family="text">
      <style:text-properties officeooo:rsid="0041c09b"/>
    </style:style>
    <style:style style:name="T21" style:family="text">
      <style:text-properties officeooo:rsid="0046b98a"/>
    </style:style>
    <style:style style:name="T22" style:family="text">
      <style:text-properties officeooo:rsid="004b1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Objetos 03</text:h>
      <text:p text:style-name="P1">Os objetos são muito importantes em javascript, assim como as funções, os objetos são parte fundamental da linguagem.</text:p>
      <text:p text:style-name="P2">Todo objeto alem de ter propriedades (atributos) tambem tem funcionalidades (metodo), as propriedades retratam caracteristicas do objeto enquanto as funcionalidades retratam ações que esse objeto poderá fazer.</text:p>
      <text:p text:style-name="P1">_____________________________________________________________________</text:p>
      <text:h text:style-name="P31" text:outline-level="2">Formas de criar objetos</text:h>
      <text:p text:style-name="P3">Tem diversas formas de criar objetos, cada forma tem seus prós e contras e cada uma serve para um tipo diferente de situação:</text:p>
      <text:h text:style-name="P32" text:outline-level="3">______________________</text:h>
      <text:p text:style-name="P10">Objeto literal - </text:p>
      <text:p text:style-name="P4">É <text:span text:style-name="T1">a forma mais basica de declarar objetos, é a forma padrão e normalmente usada, basta atribuir o objeto a uma variavel:</text:span></text:p>
      <text:p text:style-name="P13">let objetoLiteral = { <text:s/>} </text:p>
      <text:p text:style-name="P5"/>
      <text:h text:style-name="P37" text:outline-level="3"><text:span text:style-name="T2">Prós →</text:span> <text:span text:style-name="T4">É </text:span><text:span text:style-name="T5">simples de criar </text:span><text:span text:style-name="T6">e</text:span><text:span text:style-name="T5"> visualmente simples de entender</text:span></text:h>
      <text:h text:style-name="P38" text:outline-level="3"><text:span text:style-name="T2">Contras →</text:span> <text:span text:style-name="T3">Toda vez que precisar reusar ser</text:span><text:span text:style-name="T6">á necessario copia-lo e quando for mudar algum detalhe será necessario mudar em todos</text:span></text:h>
      <text:h text:style-name="P33" text:outline-level="3">______________________</text:h>
      <text:p text:style-name="P11">Factory -</text:p>
      <text:p text:style-name="P6">É <text:span text:style-name="T7">um padrão de projeto onde uma função retorna um objeto e </text:span><text:span text:style-name="T8">essa função </text:span><text:span text:style-name="T7">é guardada em uma variavel.</text:span></text:p>
      <text:p text:style-name="P7"><text:soft-page-break/>As propriedades que estão dentro do objeto poderão ser colocas dentro do bloco de codigo da função ou como parametro, tornando os valores e propriedades mais flexiveis e evitando ter que copiar o objeto inteiro sempre que for reutiliza-lo ou ter que mexer em todas as copias sempre que <text:s/>for alterar algo, guardar a função em uma variavel vai permitir mudar os valores apenas alterando o parametro:</text:p>
      <text:p text:style-name="P15">function função(valor1 = valorPadrão) { </text:p>
      <text:p text:style-name="P15"><text:s text:c="5"/>return { </text:p>
      <text:p text:style-name="P15"><text:s text:c="10"/>propriedade1: valor1 </text:p>
      <text:p text:style-name="P15"><text:s text:c="10"/>propriedade2: valor2 </text:p>
      <text:p text:style-name="P15"><text:s text:c="5"/>} </text:p>
      <text:p text:style-name="P15">} </text:p>
      <text:p text:style-name="P15">let variavel<text:span text:style-name="T9">1</text:span> = função(novoValor) </text:p>
      <text:p text:style-name="P14">let variavel2 = função(outroValor) </text:p>
      <text:p text:style-name="P14">console.log(variavel1.propriedade1) </text:p>
      <text:p text:style-name="P14">console.log(variavel2.propriedade1) </text:p>
      <text:p text:style-name="P7"/>
      <text:p text:style-name="P8">Quando a propriedade recebe como valor uma variavel de mesmo nome, se torna possível fazer um shorthand e apenas declarar o nome, excluindo os dois pontos e o nome do valor:</text:p>
      <text:p text:style-name="P14">let propriedade1 = valor </text:p>
      <text:p text:style-name="P14">let objeto = { </text:p>
      <text:p text:style-name="P14"><text:s text:c="5"/>propriedade1, </text:p>
      <text:p text:style-name="P14"><text:s text:c="5"/>propriedade2 </text:p>
      <text:p text:style-name="P14">} </text:p>
      <text:p text:style-name="P9"><text:soft-page-break/>O return vai jogar o codigo para o scopo geral, permitindo que qualquer um tenha acesso por meios das variaveis que estão recebendo a função.</text:p>
      <text:p text:style-name="P9">A vantagem do factory é poder esconder algum elemento caso necessario, tambem é possível declarar os elementos na função e atribuir para o objeto, dando mais liberdade pro codigo.</text:p>
      <text:h text:style-name="P34" text:outline-level="3">______________________</text:h>
      <text:p text:style-name="P12">Prototype - </text:p>
      <text:p text:style-name="P18">Com o prototype é possível criar objeto<text:span text:style-name="T10">s</text:span> sem precisar ficar recriando a função sempre que executar, <text:span text:style-name="T18">a função sempre vai estar la equando for chamada ela apenas vai “ativar”</text:span>.</text:p>
      <text:p text:style-name="P19">Para fazer um prototype uma função <text:span text:style-name="T22">principal</text:span> precisará ser criada, vai ser utilizada a palavra-chave “new” para transformar a simples função em uma função construtora, essa função contrutora vai ser atribuida para uma variavel e vai transformar essa variavel em um objeto:</text:p>
      <text:p text:style-name="P23">function função( <text:s/>) { <text:s/>} </text:p>
      <text:p text:style-name="P23">let variavel = new função( <text:s/>) </text:p>
      <text:p text:style-name="P19"/>
      <text:p text:style-name="P20">A variavel que recebeu a função com o “new “ vai ser classificada como um objeto (de mesmo nome), ou seja, a variavel vai ganhar uma categoria e vai se transformar em um objeto vazio, isso acontece por causa do “new” e <text:span text:style-name="T11">tambem porque a função irá fazer parte da cadeia de prototipos (automaticamente).</text:span></text:p>
      <text:p text:style-name="P21">Esse objeto vazio poderá receber propriedades e valores através da função usando o this. <text:span text:style-name="T17">Quando estiver dentro da função </text:span><text:span text:style-name="T22">principal</text:span><text:span text:style-name="T17">, o this fará referencia ao objeto </text:span><text:span text:style-name="T19">(variavel)</text:span><text:span text:style-name="T17">, permitindo a criação de propriedades e valores:</text:span></text:p>
      <text:p text:style-name="P24">this.propriedade = valor </text:p>
      <text:p text:style-name="P17"><text:soft-page-break/></text:p>
      <text:p text:style-name="P22">Para acessar a cadeia de prototipos do objeto e conseguir <text:span text:style-name="T20">criar metodos mesmo estando fora da função principal</text:span>, será necessario: colocar o nome da função principal, a palavra-chave “prototype” e por fim o nome d<text:span text:style-name="T21">o</text:span> metodo:</text:p>
      <text:p text:style-name="P25">função.prototype.<text:span text:style-name="T21">metodo</text:span> = <text:span text:style-name="T21">function( <text:s/>) { <text:s/>}</text:span></text:p>
      <text:h text:style-name="P36" text:outline-level="3">Esses metodos não estarão dentro do objeto, eles estarão na cadeia de prototipos</text:h>
      <text:p text:style-name="P26"><text:span text:style-name="T15">Obs: </text:span><text:span text:style-name="T13">Fica incerto se é permitido criar propriedades tambem ou apenas metodos </text:span><text:span text:style-name="T14">usando essa sintaxe</text:span></text:p>
      <text:p text:style-name="P27"><text:span text:style-name="T16">C</text:span><text:span text:style-name="T15">aracteristicas: </text:span><text:span text:style-name="T12">this é a referencia do objeto, funções extras são criadas pelo prototype</text:span></text:p>
      <text:h text:style-name="P35" text:outline-level="3">______________________</text:h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0:25.081635497</meta:creation-date>
    <dc:date>2022-11-16T07:49:26.557556608</dc:date>
    <meta:editing-duration>PT7H28M53S</meta:editing-duration>
    <meta:editing-cycles>27</meta:editing-cycles>
    <meta:generator>LibreOffice/7.3.6.2$Linux_X86_64 LibreOffice_project/30$Build-2</meta:generator>
    <meta:document-statistic meta:table-count="0" meta:image-count="0" meta:object-count="0" meta:page-count="4" meta:paragraph-count="49" meta:word-count="606" meta:character-count="3920" meta:non-whitespace-character-count="3295"/>
  </office:meta>
</office:document-meta>
</file>